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4cm" draw:marker-start-width="0.3cm" draw:marker-end-width="0.1cm" draw:fill="solid" draw:fill-color="#ffffff" draw:textarea-horizontal-align="justify" draw:textarea-vertical-align="middle" draw:auto-grow-height="false" fo:padding-top="0.145cm" fo:padding-bottom="0.145cm" fo:padding-left="0.27cm" fo:padding-right="0.27cm"/>
    </style:style>
    <style:style style:name="gr2" style:family="graphic" style:parent-style-name="standard">
      <style:graphic-properties svg:stroke-width="0.04cm" draw:marker-start-width="0.3cm" draw:marker-end-width="0.1cm" draw:fill="solid" draw:fill-color="#ffffff" draw:textarea-horizontal-align="justify" draw:textarea-vertical-align="middle" draw:auto-grow-height="false" fo:padding-top="0.145cm" fo:padding-bottom="0.145cm" fo:padding-left="0.27cm" fo:padding-right="0.27cm" draw:shadow="visible"/>
    </style:style>
    <style:style style:name="gr3" style:family="graphic" style:parent-style-name="standard">
      <style:graphic-properties svg:stroke-width="0.04cm" draw:marker-start-width="0.3cm" draw:marker-end-width="0.1cm" draw:fill="solid" draw:fill-color="#ffffff" draw:textarea-horizontal-align="justify" draw:textarea-vertical-align="middle" draw:auto-grow-height="false" fo:padding-top="0.145cm" fo:padding-bottom="0.145cm" fo:padding-left="0.27cm" fo:padding-right="0.27cm" draw:shadow="hidden"/>
    </style:style>
    <style:style style:name="gr4" style:family="graphic" style:parent-style-name="objectwithoutfill">
      <style:graphic-properties svg:stroke-width="0.04cm" draw:marker-start-width="0.3cm" draw:marker-end="Arrow" draw:marker-end-width="0.1cm" draw:fill="none" draw:textarea-vertical-align="middle" fo:padding-top="0.145cm" fo:padding-bottom="0.65cm" fo:padding-left="0.07cm" fo:padding-right="0.27cm"/>
    </style:style>
    <style:style style:name="gr5" style:family="graphic" style:parent-style-name="objectwithoutfill">
      <style:graphic-properties svg:stroke-width="0.04cm" draw:marker-start-width="0.3cm" draw:marker-end="Arrow" draw:marker-end-width="0.1cm" draw:fill="none" draw:textarea-vertical-align="middle" fo:padding-top="0.145cm" fo:padding-bottom="0.65cm" fo:padding-left="0.07cm" fo:padding-right="0.27cm"/>
    </style:style>
    <style:style style:name="gr6" style:family="graphic" style:parent-style-name="standard">
      <style:graphic-properties svg:stroke-width="0.04cm" draw:marker-start-width="0.3cm" draw:marker-end-width="0.1cm" draw:fill="solid" draw:textarea-horizontal-align="justify" draw:textarea-vertical-align="middle" draw:auto-grow-height="false" fo:padding-top="0.145cm" fo:padding-bottom="0.145cm" fo:padding-left="0.27cm" fo:padding-right="0.2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8cm" svg:height="1.547cm" svg:x="8.52cm" svg:y="2.453cm">
          <text:p text:style-name="P1"><text:span text:style-name="T1">compilateur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2" draw:text-style-name="P2" draw:layer="layout" svg:width="2.034cm" svg:height="2.56cm" svg:x="14.638cm" svg:y="0.206cm">
            <text:p text:style-name="P2"><text:span text:style-name="T1">Thès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.034cm" svg:height="2.559cm" svg:x="14.638cm" svg:y="3.241cm">
            <text:p text:style-name="P2"><text:span text:style-name="T1">Thèse</text:span><text:span text:style-name="T1"><text:line-break/></text:span><text:span text:style-name="T1">+ code</text:span></text:p>
            <text:p text:style-name="P2"><text:span text:style-name="T1">+ data 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1" draw:text-style-name="P2" draw:layer="layout" svg:width="2.361cm" svg:height="1.017cm" svg:x="0.4cm" svg:y="0.933cm">
          <text:p text:style-name="P1"><text:span text:style-name="T1">Idé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542cm" svg:height="1.016cm" svg:x="0.2cm" svg:y="4.221cm">
          <text:p text:style-name="P1"><text:span text:style-name="T1">data.csv</text:span></text:p>
          <draw:enhanced-geometry svg:viewBox="0 0 21600 21600" draw:path-stretchpoint-x="10800" draw:path-stretchpoint-y="10800" draw:text-areas="?f3 ?f4 ?f5 ?f6" draw:type="round-rectangle" draw:modifiers="4166.456867826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3.015cm" svg:y1="1.805cm" svg:x2="4.758cm" svg:y2="2.386cm">
          <text:p/>
        </draw:line>
        <draw:line draw:style-name="gr4" draw:text-style-name="P1" draw:layer="layout" svg:x1="3.015cm" svg:y1="4.056cm" svg:x2="4.758cm" svg:y2="3.548cm">
          <text:p/>
        </draw:line>
        <draw:line draw:style-name="gr5" draw:text-style-name="P3" draw:layer="layout" svg:x1="11.352cm" svg:y1="2.57cm" svg:x2="14.056cm" svg:y2="1.19cm">
          <text:p><text:span text:style-name="T2">Balise sans code</text:span></text:p>
        </draw:line>
        <draw:line draw:style-name="gr5" draw:text-style-name="P3" draw:layer="layout" svg:x1="11.297cm" svg:y1="3.984cm" svg:x2="14.147cm" svg:y2="4.71cm">
          <text:p><text:span text:style-name="T2">Balise avec code</text:span></text:p>
        </draw:line>
        <draw:custom-shape draw:style-name="gr1" draw:text-style-name="P2" draw:layer="layout" svg:width="3.6cm" svg:height="4.9cm" svg:x="4.8cm" svg:y="0.4cm">
          <text:p text:style-name="P1"><text:span text:style-name="T1">Archéologie</text:span></text:p>
          <text:p text:style-name="P1"><text:span text:style-name="T1">numérique </text:span></text:p>
          <text:p text:style-name="P1"><text:span text:style-name="T1">et</text:span></text:p>
          <text:p text:style-name="P1"><text:span text:style-name="T1">littéraire </text:span></text:p>
          <text:p text:style-name="P1"><text:span text:style-name="T3">- texte</text:span></text:p>
          <text:p text:style-name="P1"><text:span text:style-name="T3">- code</text:span></text:p>
          <text:p text:style-name="P1"><text:span text:style-name="T3">- data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0.9cm" svg:height="0.9cm" svg:x="7.3cm" svg:y="4.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333333" draw:shadow-opacity="2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7" draw:fill-hatch-name="Hatching_20_1" draw:fill-image-name="Bitmape_20_1" draw:fill-image-width="0cm" draw:fill-image-height="0cm" fo:padding-bottom="0.63cm" fo:padding-left="0.05cm" draw:measure-vertical-align="above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ehemie </meta:initial-creator>
    <meta:creation-date>2015-02-17T15:23:36</meta:creation-date>
    <dc:date>2015-03-01T16:36:32</dc:date>
    <dc:creator>Nehemie </dc:creator>
    <meta:editing-duration>PT3H29M47S</meta:editing-duration>
    <meta:editing-cycles>4</meta:editing-cycles>
    <meta:generator>LibreOffice/3.5$Linux_X86_64 LibreOffice_project/350m1$Build-2</meta:generator>
    <meta:document-statistic meta:object-count="12"/>
  </office:meta>
</office:document-meta>
</file>